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7945cm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5in" svg:y="0.0916666666666667in" svg:width="1.5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5in" svg:y="0.291666666666667in" svg:width="1.5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BoletínDeuda_SaldoPorTasasDeInterés_Junio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5in" svg:y="0.508333333333333in" svg:width="1.5in" svg:height="0.8166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Boletín de Deuda Pública - Saldos por Tasas de Interés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5in" svg:y="0.716666666666667in" svg:width="1.5in" svg:height="0.816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Contiene los datos del Boletín de Deuda Pública referente a Saldos por Tasas de Interés del mes de Junio/2021 expresado en miles de dólares (USD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CREEDOR<text:s/></text:p>
          </table:table-cell>
          <table:table-cell office:value-type="string" table:style-name="ce3">
            <text:p>Nombre de los acreedores internos y externo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ALDO ADEUDADO AL 30 DE JUNIO 2021<text:s/></text:p>
          </table:table-cell>
          <table:table-cell office:value-type="string" table:style-name="ce3">
            <text:p>Saldos de la deuda pública interna y externa por tipos de tasas de interés (fija y variable)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FIJAS 0 - 3<text:s/></text:p>
          </table:table-cell>
          <table:table-cell office:value-type="string" table:style-name="ce3">
            <text:p>Saldos de la deuda pública interna y externa por tipos de tasas de interés que se encuentran en el rango de 0-3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FIJAS 3.1 - 5<text:s/></text:p>
          </table:table-cell>
          <table:table-cell office:value-type="string" table:style-name="ce3">
            <text:p>Saldos de la deuda pública interna y externa por tipos de tasas de interés que se encuentran en el rango de 3.1-5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FIJAS 5.1 - 8<text:s/></text:p>
          </table:table-cell>
          <table:table-cell office:value-type="string" table:style-name="ce3">
            <text:p>Saldos de la deuda pública interna y externa por tipos de tasas de interés que se encuentran en el rango de 5.1-8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FIJAS MAS DE 8.1<text:s/></text:p>
          </table:table-cell>
          <table:table-cell office:value-type="string" table:style-name="ce3">
            <text:p>Saldos de la deuda pública interna y externa por tipos de tasas de interés que se encuentran en el rango mayor a 8.1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FIJAS SUBTOTAL<text:s/></text:p>
          </table:table-cell>
          <table:table-cell office:value-type="string" table:style-name="ce3">
            <text:p>Saldos de la deuda pública interna y externa por tipos de tasas de interés que se encuentran dentro de tasas fija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VARIABLES SDR<text:s/></text:p>
          </table:table-cell>
          <table:table-cell office:value-type="string" table:style-name="ce3">
            <text:p>Saldos de la deuda pública interna y externa por tipos de tasas de interés que se encuentran dentro de la tasa variable SD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VARIABLES FMI<text:s/></text:p>
          </table:table-cell>
          <table:table-cell office:value-type="string" table:style-name="ce3">
            <text:p>Saldos de la deuda pública interna y externa por tipos de tasas de interés que se encuentran dentro de la tasa variable FM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VARIABLES BID<text:s/></text:p>
          </table:table-cell>
          <table:table-cell office:value-type="string" table:style-name="ce3">
            <text:p>Saldos de la deuda pública interna y externa por tipos de tasas de interés que se encuentran dentro de la tasa variable BI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VARIABLES BIRF<text:s/></text:p>
          </table:table-cell>
          <table:table-cell office:value-type="string" table:style-name="ce3">
            <text:p>Saldos de la deuda pública interna y externa por tipos de tasas de interés que se encuentran dentro de la tasa variable BIRF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VARIABLES T.BEDE<text:s/></text:p>
          </table:table-cell>
          <table:table-cell office:value-type="string" table:style-name="ce3">
            <text:p>Saldos de la deuda pública interna y externa por tipos de tasas de interés que se encuentran dentro de la tasa variable BED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VARIABLES PRIME<text:s/></text:p>
          </table:table-cell>
          <table:table-cell office:value-type="string" table:style-name="ce3">
            <text:p>Saldos de la deuda pública interna y externa por tipos de tasas de interés que se encuentran dentro de la tasa variable PRIME<text:s/>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VARIABLES LIBOR 90<text:s/></text:p>
          </table:table-cell>
          <table:table-cell office:value-type="string" table:style-name="ce3">
            <text:p>Saldos de la deuda pública interna y externa por tipos de tasas de interés que se encuentran dentro de LIBOR 9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VARIABLES LIBOR <text:s/>180<text:s/></text:p>
          </table:table-cell>
          <table:table-cell office:value-type="string" table:style-name="ce3">
            <text:p>Saldos de la deuda pública interna y externa por tipos de tasas de interés que se encuentran dentro de la tasa LIBRO 18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VARIABLES OTRAS<text:s/></text:p>
          </table:table-cell>
          <table:table-cell office:value-type="string" table:style-name="ce3">
            <text:p>Saldos de la deuda pública interna y externa por tipos de tasas de interés que se encuentran dentro de las tasas variables otra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SAS VARIABLES SUBTOTAL<text:s/></text:p>
          </table:table-cell>
          <table:table-cell office:value-type="string" table:style-name="ce3">
            <text:p>Saldos de la deuda pública interna y externa por tipos de tasas de interés que se encuentran dentro de las tasas variables</text:p>
          </table:table-cell>
          <table:table-cell table:number-columns-repeated="16382"/>
        </table:table-row>
        <table:table-row table:number-rows-repeated="104855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7T21:57:56Z</dc:date>
  </office:meta>
</office:document-meta>
</file>